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25:17</text:p>
          </table:table-cell>
          <table:table-cell office:value-type="float" office:value="0.0002366" calcext:value-type="float">
            <text:p>0.0002366</text:p>
          </table:table-cell>
          <table:table-cell office:value-type="float" office:value="0.1930997" calcext:value-type="float">
            <text:p>0.1930997</text:p>
          </table:table-cell>
          <table:table-cell office:value-type="float" office:value="0.1933363" calcext:value-type="float">
            <text:p>0.1933363</text:p>
          </table:table-cell>
          <table:table-cell office:value-type="float" office:value="0.5415092" calcext:value-type="float">
            <text:p>0.5415092</text:p>
          </table:table-cell>
          <table:table-cell office:value-type="float" office:value="0.0994022" calcext:value-type="float">
            <text:p>0.0994022</text:p>
          </table:table-cell>
          <table:table-cell office:value-type="float" office:value="2" calcext:value-type="float">
            <text:p>2</text:p>
          </table:table-cell>
          <table:table-cell office:value-type="float" office:value="1.72486996650696" calcext:value-type="float">
            <text:p>1.72486996650696</text:p>
          </table:table-cell>
          <table:table-cell office:value-type="float" office:value="-0.095013402402401" calcext:value-type="float">
            <text:p>-0.095013402402401</text:p>
          </table:table-cell>
          <table:table-cell office:value-type="float" office:value="1.81988336890936" calcext:value-type="float">
            <text:p>1.81988336890936</text:p>
          </table:table-cell>
          <table:table-cell office:value-type="float" office:value="0.309104737197049" calcext:value-type="float">
            <text:p>0.309104737197049</text:p>
          </table:table-cell>
          <table:table-cell office:value-type="float" office:value="0.68512335148314" calcext:value-type="float">
            <text:p>0.68512335148314</text:p>
          </table:table-cell>
          <table:table-cell office:value-type="float" office:value="0.346928873145953" calcext:value-type="float">
            <text:p>0.346928873145953</text:p>
          </table:table-cell>
          <table:table-cell office:value-type="float" office:value="0.271280601248145" calcext:value-type="float">
            <text:p>0.271280601248145</text:p>
          </table:table-cell>
          <table:table-cell office:value-type="float" office:value="0.0756482718978077" calcext:value-type="float">
            <text:p>0.0756482718978077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5:35</text:p>
          </table:table-cell>
          <table:table-cell office:value-type="float" office:value="-0.0005142" calcext:value-type="float">
            <text:p>-0.0005142</text:p>
          </table:table-cell>
          <table:table-cell office:value-type="float" office:value="0.1941006" calcext:value-type="float">
            <text:p>0.1941006</text:p>
          </table:table-cell>
          <table:table-cell office:value-type="float" office:value="0.1935864" calcext:value-type="float">
            <text:p>0.1935864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4014" calcext:value-type="float">
            <text:p>0.0994014</text:p>
          </table:table-cell>
          <table:table-cell office:value-type="float" office:value="2" calcext:value-type="float">
            <text:p>2</text:p>
          </table:table-cell>
          <table:table-cell office:value-type="float" office:value="1.84633660316467" calcext:value-type="float">
            <text:p>1.84633660316467</text:p>
          </table:table-cell>
          <table:table-cell office:value-type="float" office:value="-0.0958333984017372" calcext:value-type="float">
            <text:p>-0.0958333984017372</text:p>
          </table:table-cell>
          <table:table-cell office:value-type="float" office:value="1.94217000156641" calcext:value-type="float">
            <text:p>1.94217000156641</text:p>
          </table:table-cell>
          <table:table-cell office:value-type="float" office:value="0.303897741110995" calcext:value-type="float">
            <text:p>0.303897741110995</text:p>
          </table:table-cell>
          <table:table-cell office:value-type="float" office:value="0.686736941745657" calcext:value-type="float">
            <text:p>0.686736941745657</text:p>
          </table:table-cell>
          <table:table-cell office:value-type="float" office:value="0.264682881440967" calcext:value-type="float">
            <text:p>0.264682881440967</text:p>
          </table:table-cell>
          <table:table-cell office:value-type="float" office:value="0.343112600781023" calcext:value-type="float">
            <text:p>0.343112600781023</text:p>
          </table:table-cell>
          <table:table-cell office:value-type="float" office:value="0.0784297193400562" calcext:value-type="float">
            <text:p>0.078429719340056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5:54</text:p>
          </table:table-cell>
          <table:table-cell office:value-type="float" office:value="-0.0011889" calcext:value-type="float">
            <text:p>-0.0011889</text:p>
          </table:table-cell>
          <table:table-cell office:value-type="float" office:value="0.1950931" calcext:value-type="float">
            <text:p>0.1950931</text:p>
          </table:table-cell>
          <table:table-cell office:value-type="float" office:value="0.1939042" calcext:value-type="float">
            <text:p>0.1939042</text:p>
          </table:table-cell>
          <table:table-cell office:value-type="float" office:value="0.5415088" calcext:value-type="float">
            <text:p>0.5415088</text:p>
          </table:table-cell>
          <table:table-cell office:value-type="float" office:value="0.0994035" calcext:value-type="float">
            <text:p>0.0994035</text:p>
          </table:table-cell>
          <table:table-cell office:value-type="float" office:value="2" calcext:value-type="float">
            <text:p>2</text:p>
          </table:table-cell>
          <table:table-cell office:value-type="float" office:value="2.27355670928955" calcext:value-type="float">
            <text:p>2.27355670928955</text:p>
          </table:table-cell>
          <table:table-cell office:value-type="float" office:value="-0.095013402402401" calcext:value-type="float">
            <text:p>-0.095013402402401</text:p>
          </table:table-cell>
          <table:table-cell office:value-type="float" office:value="2.36857011169195" calcext:value-type="float">
            <text:p>2.36857011169195</text:p>
          </table:table-cell>
          <table:table-cell office:value-type="float" office:value="0.315582754742354" calcext:value-type="float">
            <text:p>0.315582754742354</text:p>
          </table:table-cell>
          <table:table-cell office:value-type="float" office:value="0.76111492758131" calcext:value-type="float">
            <text:p>0.76111492758131</text:p>
          </table:table-cell>
          <table:table-cell office:value-type="float" office:value="0.20236288793385" calcext:value-type="float">
            <text:p>0.20236288793385</text:p>
          </table:table-cell>
          <table:table-cell office:value-type="float" office:value="0.428802621550858" calcext:value-type="float">
            <text:p>0.428802621550858</text:p>
          </table:table-cell>
          <table:table-cell office:value-type="float" office:value="0.226439733617008" calcext:value-type="float">
            <text:p>0.226439733617008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6:13</text:p>
          </table:table-cell>
          <table:table-cell office:value-type="float" office:value="-0.0016613" calcext:value-type="float">
            <text:p>-0.0016613</text:p>
          </table:table-cell>
          <table:table-cell office:value-type="float" office:value="0.196105" calcext:value-type="float">
            <text:p>0.196105</text:p>
          </table:table-cell>
          <table:table-cell office:value-type="float" office:value="0.1944437" calcext:value-type="float">
            <text:p>0.1944437</text:p>
          </table:table-cell>
          <table:table-cell office:value-type="float" office:value="0.5415141" calcext:value-type="float">
            <text:p>0.5415141</text:p>
          </table:table-cell>
          <table:table-cell office:value-type="float" office:value="0.099401" calcext:value-type="float">
            <text:p>0.099401</text:p>
          </table:table-cell>
          <table:table-cell office:value-type="float" office:value="2" calcext:value-type="float">
            <text:p>2</text:p>
          </table:table-cell>
          <table:table-cell office:value-type="float" office:value="2.62164664268494" calcext:value-type="float">
            <text:p>2.62164664268494</text:p>
          </table:table-cell>
          <table:table-cell office:value-type="float" office:value="-0.0958333984017372" calcext:value-type="float">
            <text:p>-0.0958333984017372</text:p>
          </table:table-cell>
          <table:table-cell office:value-type="float" office:value="2.71748004108667" calcext:value-type="float">
            <text:p>2.71748004108667</text:p>
          </table:table-cell>
          <table:table-cell office:value-type="float" office:value="0.327677742298692" calcext:value-type="float">
            <text:p>0.327677742298692</text:p>
          </table:table-cell>
          <table:table-cell office:value-type="float" office:value="0.845997756999087" calcext:value-type="float">
            <text:p>0.845997756999087</text:p>
          </table:table-cell>
          <table:table-cell office:value-type="float" office:value="0.156770876049995" calcext:value-type="float">
            <text:p>0.156770876049995</text:p>
          </table:table-cell>
          <table:table-cell office:value-type="float" office:value="0.49858460854739" calcext:value-type="float">
            <text:p>0.49858460854739</text:p>
          </table:table-cell>
          <table:table-cell office:value-type="float" office:value="0.341813732497394" calcext:value-type="float">
            <text:p>0.34181373249739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6:30</text:p>
          </table:table-cell>
          <table:table-cell office:value-type="float" office:value="-0.0019706" calcext:value-type="float">
            <text:p>-0.0019706</text:p>
          </table:table-cell>
          <table:table-cell office:value-type="float" office:value="0.1971023" calcext:value-type="float">
            <text:p>0.1971023</text:p>
          </table:table-cell>
          <table:table-cell office:value-type="float" office:value="0.1951318" calcext:value-type="float">
            <text:p>0.1951318</text:p>
          </table:table-cell>
          <table:table-cell office:value-type="float" office:value="0.541511" calcext:value-type="float">
            <text:p>0.541511</text:p>
          </table:table-cell>
          <table:table-cell office:value-type="float" office:value="0.099402" calcext:value-type="float">
            <text:p>0.099402</text:p>
          </table:table-cell>
          <table:table-cell office:value-type="float" office:value="2" calcext:value-type="float">
            <text:p>2</text:p>
          </table:table-cell>
          <table:table-cell office:value-type="float" office:value="2.79958653450012" calcext:value-type="float">
            <text:p>2.79958653450012</text:p>
          </table:table-cell>
          <table:table-cell office:value-type="float" office:value="-0.0962433964014053" calcext:value-type="float">
            <text:p>-0.0962433964014053</text:p>
          </table:table-cell>
          <table:table-cell office:value-type="float" office:value="2.89582993090153" calcext:value-type="float">
            <text:p>2.89582993090153</text:p>
          </table:table-cell>
          <table:table-cell office:value-type="float" office:value="0.327308735717088" calcext:value-type="float">
            <text:p>0.327308735717088</text:p>
          </table:table-cell>
          <table:table-cell office:value-type="float" office:value="0.892575803225996" calcext:value-type="float">
            <text:p>0.892575803225996</text:p>
          </table:table-cell>
          <table:table-cell office:value-type="float" office:value="0.122002883628011" calcext:value-type="float">
            <text:p>0.122002883628011</text:p>
          </table:table-cell>
          <table:table-cell office:value-type="float" office:value="0.532614587806165" calcext:value-type="float">
            <text:p>0.532614587806165</text:p>
          </table:table-cell>
          <table:table-cell office:value-type="float" office:value="0.410611704178155" calcext:value-type="float">
            <text:p>0.41061170417815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6:47</text:p>
          </table:table-cell>
          <table:table-cell office:value-type="float" office:value="-0.0022161" calcext:value-type="float">
            <text:p>-0.0022161</text:p>
          </table:table-cell>
          <table:table-cell office:value-type="float" office:value="0.1981137" calcext:value-type="float">
            <text:p>0.1981137</text:p>
          </table:table-cell>
          <table:table-cell office:value-type="float" office:value="0.1958975" calcext:value-type="float">
            <text:p>0.1958975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5" calcext:value-type="float">
            <text:p>0.099395</text:p>
          </table:table-cell>
          <table:table-cell office:value-type="float" office:value="2" calcext:value-type="float">
            <text:p>2</text:p>
          </table:table-cell>
          <table:table-cell office:value-type="float" office:value="2.91233658790588" calcext:value-type="float">
            <text:p>2.91233658790588</text:p>
          </table:table-cell>
          <table:table-cell office:value-type="float" office:value="-0.0954234004020691" calcext:value-type="float">
            <text:p>-0.0954234004020691</text:p>
          </table:table-cell>
          <table:table-cell office:value-type="float" office:value="3.00775998830795" calcext:value-type="float">
            <text:p>3.00775998830795</text:p>
          </table:table-cell>
          <table:table-cell office:value-type="float" office:value="0.324684739951044" calcext:value-type="float">
            <text:p>0.324684739951044</text:p>
          </table:table-cell>
          <table:table-cell office:value-type="float" office:value="0.923573383386734" calcext:value-type="float">
            <text:p>0.923573383386734</text:p>
          </table:table-cell>
          <table:table-cell office:value-type="float" office:value="0.093302882835269" calcext:value-type="float">
            <text:p>0.093302882835269</text:p>
          </table:table-cell>
          <table:table-cell office:value-type="float" office:value="0.55606659706682" calcext:value-type="float">
            <text:p>0.55606659706682</text:p>
          </table:table-cell>
          <table:table-cell office:value-type="float" office:value="0.462763714231551" calcext:value-type="float">
            <text:p>0.462763714231551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7:06</text:p>
          </table:table-cell>
          <table:table-cell office:value-type="float" office:value="-0.0023556" calcext:value-type="float">
            <text:p>-0.0023556</text:p>
          </table:table-cell>
          <table:table-cell office:value-type="float" office:value="0.1990958" calcext:value-type="float">
            <text:p>0.1990958</text:p>
          </table:table-cell>
          <table:table-cell office:value-type="float" office:value="0.1967402" calcext:value-type="float">
            <text:p>0.1967402</text:p>
          </table:table-cell>
          <table:table-cell office:value-type="float" office:value="0.5415032" calcext:value-type="float">
            <text:p>0.5415032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2.79712653160095" calcext:value-type="float">
            <text:p>2.79712653160095</text:p>
          </table:table-cell>
          <table:table-cell office:value-type="float" office:value="-0.0954234004020691" calcext:value-type="float">
            <text:p>-0.0954234004020691</text:p>
          </table:table-cell>
          <table:table-cell office:value-type="float" office:value="2.89254993200302" calcext:value-type="float">
            <text:p>2.89254993200302</text:p>
          </table:table-cell>
          <table:table-cell office:value-type="float" office:value="0.302011731918901" calcext:value-type="float">
            <text:p>0.302011731918901</text:p>
          </table:table-cell>
          <table:table-cell office:value-type="float" office:value="0.886475728168247" calcext:value-type="float">
            <text:p>0.886475728168247</text:p>
          </table:table-cell>
          <table:table-cell office:value-type="float" office:value="0.071736877784133" calcext:value-type="float">
            <text:p>0.071736877784133</text:p>
          </table:table-cell>
          <table:table-cell office:value-type="float" office:value="0.532286586053669" calcext:value-type="float">
            <text:p>0.532286586053669</text:p>
          </table:table-cell>
          <table:table-cell office:value-type="float" office:value="0.460549708269536" calcext:value-type="float">
            <text:p>0.460549708269536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7:23</text:p>
          </table:table-cell>
          <table:table-cell office:value-type="float" office:value="-0.0024269" calcext:value-type="float">
            <text:p>-0.0024269</text:p>
          </table:table-cell>
          <table:table-cell office:value-type="float" office:value="0.2000919" calcext:value-type="float">
            <text:p>0.2000919</text:p>
          </table:table-cell>
          <table:table-cell office:value-type="float" office:value="0.197665" calcext:value-type="float">
            <text:p>0.197665</text:p>
          </table:table-cell>
          <table:table-cell office:value-type="float" office:value="0.5415125" calcext:value-type="float">
            <text:p>0.5415125</text:p>
          </table:table-cell>
          <table:table-cell office:value-type="float" office:value="0.0993993" calcext:value-type="float">
            <text:p>0.0993993</text:p>
          </table:table-cell>
          <table:table-cell office:value-type="float" office:value="2" calcext:value-type="float">
            <text:p>2</text:p>
          </table:table-cell>
          <table:table-cell office:value-type="float" office:value="2.48470664024353" calcext:value-type="float">
            <text:p>2.48470664024353</text:p>
          </table:table-cell>
          <table:table-cell office:value-type="float" office:value="-0.0962433964014053" calcext:value-type="float">
            <text:p>-0.0962433964014053</text:p>
          </table:table-cell>
          <table:table-cell office:value-type="float" office:value="2.58095003664494" calcext:value-type="float">
            <text:p>2.58095003664494</text:p>
          </table:table-cell>
          <table:table-cell office:value-type="float" office:value="0.261749744322151" calcext:value-type="float">
            <text:p>0.261749744322151</text:p>
          </table:table-cell>
          <table:table-cell office:value-type="float" office:value="0.788505481229752" calcext:value-type="float">
            <text:p>0.788505481229752</text:p>
          </table:table-cell>
          <table:table-cell office:value-type="float" office:value="0.054598879814148" calcext:value-type="float">
            <text:p>0.054598879814148</text:p>
          </table:table-cell>
          <table:table-cell office:value-type="float" office:value="0.468900608830154" calcext:value-type="float">
            <text:p>0.468900608830154</text:p>
          </table:table-cell>
          <table:table-cell office:value-type="float" office:value="0.414301729016006" calcext:value-type="float">
            <text:p>0.414301729016006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7:41</text:p>
          </table:table-cell>
          <table:table-cell office:value-type="float" office:value="-0.0023206" calcext:value-type="float">
            <text:p>-0.0023206</text:p>
          </table:table-cell>
          <table:table-cell office:value-type="float" office:value="0.2010979" calcext:value-type="float">
            <text:p>0.2010979</text:p>
          </table:table-cell>
          <table:table-cell office:value-type="float" office:value="0.1987773" calcext:value-type="float">
            <text:p>0.1987773</text:p>
          </table:table-cell>
          <table:table-cell office:value-type="float" office:value="0.5415098" calcext:value-type="float">
            <text:p>0.5415098</text:p>
          </table:table-cell>
          <table:table-cell office:value-type="float" office:value="0.0994007" calcext:value-type="float">
            <text:p>0.0994007</text:p>
          </table:table-cell>
          <table:table-cell office:value-type="float" office:value="2" calcext:value-type="float">
            <text:p>2</text:p>
          </table:table-cell>
          <table:table-cell office:value-type="float" office:value="1.87339663505554" calcext:value-type="float">
            <text:p>1.87339663505554</text:p>
          </table:table-cell>
          <table:table-cell office:value-type="float" office:value="-0.095013402402401" calcext:value-type="float">
            <text:p>-0.095013402402401</text:p>
          </table:table-cell>
          <table:table-cell office:value-type="float" office:value="1.96841003745794" calcext:value-type="float">
            <text:p>1.96841003745794</text:p>
          </table:table-cell>
          <table:table-cell office:value-type="float" office:value="0.1969697419554" calcext:value-type="float">
            <text:p>0.1969697419554</text:p>
          </table:table-cell>
          <table:table-cell office:value-type="float" office:value="0.597196926690019" calcext:value-type="float">
            <text:p>0.597196926690019</text:p>
          </table:table-cell>
          <table:table-cell office:value-type="float" office:value="0.0474648777395487" calcext:value-type="float">
            <text:p>0.0474648777395487</text:p>
          </table:table-cell>
          <table:table-cell office:value-type="float" office:value="0.34647460617125" calcext:value-type="float">
            <text:p>0.34647460617125</text:p>
          </table:table-cell>
          <table:table-cell office:value-type="float" office:value="0.299009728431702" calcext:value-type="float">
            <text:p>0.299009728431702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7:59</text:p>
          </table:table-cell>
          <table:table-cell office:value-type="float" office:value="0.0008632" calcext:value-type="float">
            <text:p>0.0008632</text:p>
          </table:table-cell>
          <table:table-cell office:value-type="float" office:value="0.1920975" calcext:value-type="float">
            <text:p>0.1920975</text:p>
          </table:table-cell>
          <table:table-cell office:value-type="float" office:value="0.1929608" calcext:value-type="float">
            <text:p>0.1929608</text:p>
          </table:table-cell>
          <table:table-cell office:value-type="float" office:value="0.5415115" calcext:value-type="float">
            <text:p>0.5415115</text:p>
          </table:table-cell>
          <table:table-cell office:value-type="float" office:value="0.0994037" calcext:value-type="float">
            <text:p>0.0994037</text:p>
          </table:table-cell>
          <table:table-cell office:value-type="float" office:value="2" calcext:value-type="float">
            <text:p>2</text:p>
          </table:table-cell>
          <table:table-cell office:value-type="float" office:value="1.99136996269226" calcext:value-type="float">
            <text:p>1.99136996269226</text:p>
          </table:table-cell>
          <table:table-cell office:value-type="float" office:value="-0.095013402402401" calcext:value-type="float">
            <text:p>-0.095013402402401</text:p>
          </table:table-cell>
          <table:table-cell office:value-type="float" office:value="2.08638336509466" calcext:value-type="float">
            <text:p>2.08638336509466</text:p>
          </table:table-cell>
          <table:table-cell office:value-type="float" office:value="0.298321738746017" calcext:value-type="float">
            <text:p>0.298321738746017</text:p>
          </table:table-cell>
          <table:table-cell office:value-type="float" office:value="0.695439904171167" calcext:value-type="float">
            <text:p>0.695439904171167</text:p>
          </table:table-cell>
          <table:table-cell office:value-type="float" office:value="0.397850872762501" calcext:value-type="float">
            <text:p>0.397850872762501</text:p>
          </table:table-cell>
          <table:table-cell office:value-type="float" office:value="0.198792604729533" calcext:value-type="float">
            <text:p>0.198792604729533</text:p>
          </table:table-cell>
          <table:table-cell office:value-type="float" office:value="0.199058268032968" calcext:value-type="float">
            <text:p>0.199058268032968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8:17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1910977" calcext:value-type="float">
            <text:p>0.1910977</text:p>
          </table:table-cell>
          <table:table-cell office:value-type="float" office:value="0.1925007" calcext:value-type="float">
            <text:p>0.1925007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3989" calcext:value-type="float">
            <text:p>0.0993989</text:p>
          </table:table-cell>
          <table:table-cell office:value-type="float" office:value="2" calcext:value-type="float">
            <text:p>2</text:p>
          </table:table-cell>
          <table:table-cell office:value-type="float" office:value="2.25459003448486" calcext:value-type="float">
            <text:p>2.25459003448486</text:p>
          </table:table-cell>
          <table:table-cell office:value-type="float" office:value="-0.0966534018516541" calcext:value-type="float">
            <text:p>-0.0966534018516541</text:p>
          </table:table-cell>
          <table:table-cell office:value-type="float" office:value="2.35124343633652" calcext:value-type="float">
            <text:p>2.35124343633652</text:p>
          </table:table-cell>
          <table:table-cell office:value-type="float" office:value="0.295738743711263" calcext:value-type="float">
            <text:p>0.295738743711263</text:p>
          </table:table-cell>
          <table:table-cell office:value-type="float" office:value="0.741217746093241" calcext:value-type="float">
            <text:p>0.741217746093241</text:p>
          </table:table-cell>
          <table:table-cell office:value-type="float" office:value="0.449264887161553" calcext:value-type="float">
            <text:p>0.449264887161553</text:p>
          </table:table-cell>
          <table:table-cell office:value-type="float" office:value="0.142212600260973" calcext:value-type="float">
            <text:p>0.142212600260973</text:p>
          </table:table-cell>
          <table:table-cell office:value-type="float" office:value="0.30705228690058" calcext:value-type="float">
            <text:p>0.30705228690058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8:34</text:p>
          </table:table-cell>
          <table:table-cell office:value-type="float" office:value="0.0018047" calcext:value-type="float">
            <text:p>0.0018047</text:p>
          </table:table-cell>
          <table:table-cell office:value-type="float" office:value="0.190099" calcext:value-type="float">
            <text:p>0.190099</text:p>
          </table:table-cell>
          <table:table-cell office:value-type="float" office:value="0.1919036" calcext:value-type="float">
            <text:p>0.1919036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69" calcext:value-type="float">
            <text:p>0.0993969</text:p>
          </table:table-cell>
          <table:table-cell office:value-type="float" office:value="2" calcext:value-type="float">
            <text:p>2</text:p>
          </table:table-cell>
          <table:table-cell office:value-type="float" office:value="2.57890009880066" calcext:value-type="float">
            <text:p>2.57890009880066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2.67596349865198" calcext:value-type="float">
            <text:p>2.67596349865198</text:p>
          </table:table-cell>
          <table:table-cell office:value-type="float" office:value="0.310826747864485" calcext:value-type="float">
            <text:p>0.310826747864485</text:p>
          </table:table-cell>
          <table:table-cell office:value-type="float" office:value="0.827492938511525" calcext:value-type="float">
            <text:p>0.827492938511525</text:p>
          </table:table-cell>
          <table:table-cell office:value-type="float" office:value="0.514208899252117" calcext:value-type="float">
            <text:p>0.514208899252117</text:p>
          </table:table-cell>
          <table:table-cell office:value-type="float" office:value="0.107444596476853" calcext:value-type="float">
            <text:p>0.107444596476853</text:p>
          </table:table-cell>
          <table:table-cell office:value-type="float" office:value="0.406764302775264" calcext:value-type="float">
            <text:p>0.406764302775264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8:52</text:p>
          </table:table-cell>
          <table:table-cell office:value-type="float" office:value="0.0020229" calcext:value-type="float">
            <text:p>0.0020229</text:p>
          </table:table-cell>
          <table:table-cell office:value-type="float" office:value="0.1890999" calcext:value-type="float">
            <text:p>0.1890999</text:p>
          </table:table-cell>
          <table:table-cell office:value-type="float" office:value="0.1911228" calcext:value-type="float">
            <text:p>0.1911228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4036" calcext:value-type="float">
            <text:p>0.0994036</text:p>
          </table:table-cell>
          <table:table-cell office:value-type="float" office:value="2" calcext:value-type="float">
            <text:p>2</text:p>
          </table:table-cell>
          <table:table-cell office:value-type="float" office:value="2.38742995262146" calcext:value-type="float">
            <text:p>2.38742995262146</text:p>
          </table:table-cell>
          <table:table-cell office:value-type="float" office:value="-0.0966534018516541" calcext:value-type="float">
            <text:p>-0.0966534018516541</text:p>
          </table:table-cell>
          <table:table-cell office:value-type="float" office:value="2.48408335447311" calcext:value-type="float">
            <text:p>2.48408335447311</text:p>
          </table:table-cell>
          <table:table-cell office:value-type="float" office:value="0.272737738117576" calcext:value-type="float">
            <text:p>0.272737738117576</text:p>
          </table:table-cell>
          <table:table-cell office:value-type="float" office:value="0.761745254569742" calcext:value-type="float">
            <text:p>0.761745254569742</text:p>
          </table:table-cell>
          <table:table-cell office:value-type="float" office:value="0.474520870670676" calcext:value-type="float">
            <text:p>0.474520870670676</text:p>
          </table:table-cell>
          <table:table-cell office:value-type="float" office:value="0.0709546055644751" calcext:value-type="float">
            <text:p>0.0709546055644751</text:p>
          </table:table-cell>
          <table:table-cell office:value-type="float" office:value="0.403566265106201" calcext:value-type="float">
            <text:p>0.403566265106201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9:11</text:p>
          </table:table-cell>
          <table:table-cell office:value-type="float" office:value="0.0021103" calcext:value-type="float">
            <text:p>0.0021103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1902113" calcext:value-type="float">
            <text:p>0.1902113</text:p>
          </table:table-cell>
          <table:table-cell office:value-type="float" office:value="0.5415075" calcext:value-type="float">
            <text:p>0.5415075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9278199672699" calcext:value-type="float">
            <text:p>1.9278199672699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02570337057114" calcext:value-type="float">
            <text:p>2.02570337057114</text:p>
          </table:table-cell>
          <table:table-cell office:value-type="float" office:value="0.211524735856801" calcext:value-type="float">
            <text:p>0.211524735856801</text:p>
          </table:table-cell>
          <table:table-cell office:value-type="float" office:value="0.616266187268709" calcext:value-type="float">
            <text:p>0.616266187268709</text:p>
          </table:table-cell>
          <table:table-cell office:value-type="float" office:value="0.380958873033524" calcext:value-type="float">
            <text:p>0.380958873033524</text:p>
          </table:table-cell>
          <table:table-cell office:value-type="float" office:value="0.042090598680079" calcext:value-type="float">
            <text:p>0.042090598680079</text:p>
          </table:table-cell>
          <table:table-cell office:value-type="float" office:value="0.338868274353445" calcext:value-type="float">
            <text:p>0.338868274353445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9:29</text:p>
          </table:table-cell>
          <table:table-cell office:value-type="float" office:value="0.0021803" calcext:value-type="float">
            <text:p>0.0021803</text:p>
          </table:table-cell>
          <table:table-cell office:value-type="float" office:value="0.1870984" calcext:value-type="float">
            <text:p>0.1870984</text:p>
          </table:table-cell>
          <table:table-cell office:value-type="float" office:value="0.1870882" calcext:value-type="float">
            <text:p>0.1870882</text:p>
          </table:table-cell>
          <table:table-cell office:value-type="float" office:value="0.5415025" calcext:value-type="float">
            <text:p>0.5415025</text:p>
          </table:table-cell>
          <table:table-cell office:value-type="float" office:value="0.0994025" calcext:value-type="float">
            <text:p>0.0994025</text:p>
          </table:table-cell>
          <table:table-cell office:value-type="float" office:value="2" calcext:value-type="float">
            <text:p>2</text:p>
          </table:table-cell>
          <table:table-cell office:value-type="float" office:value="0.266606599092484" calcext:value-type="float">
            <text:p>0.266606599092484</text:p>
          </table:table-cell>
          <table:table-cell office:value-type="float" office:value="-0.10239340364933" calcext:value-type="float">
            <text:p>-0.10239340364933</text:p>
          </table:table-cell>
          <table:table-cell office:value-type="float" office:value="0.369000002741814" calcext:value-type="float">
            <text:p>0.369000002741814</text:p>
          </table:table-cell>
          <table:table-cell office:value-type="float" office:value="0.0420307396329008" calcext:value-type="float">
            <text:p>0.0420307396329008</text:p>
          </table:table-cell>
          <table:table-cell office:value-type="float" office:value="0.125636488840755" calcext:value-type="float">
            <text:p>0.125636488840755</text:p>
          </table:table-cell>
          <table:table-cell office:value-type="float" office:value="0.0523028803989291" calcext:value-type="float">
            <text:p>0.0523028803989291</text:p>
          </table:table-cell>
          <table:table-cell office:value-type="float" office:value="0.0317585988668725" calcext:value-type="float">
            <text:p>0.0317585988668725</text:p>
          </table:table-cell>
          <table:table-cell office:value-type="float" office:value="0.0205442815320566" calcext:value-type="float">
            <text:p>0.0205442815320566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9:47</text:p>
          </table:table-cell>
          <table:table-cell office:value-type="float" office:value="0.0022103" calcext:value-type="float">
            <text:p>0.0022103</text:p>
          </table:table-cell>
          <table:table-cell office:value-type="float" office:value="0.186099" calcext:value-type="float">
            <text:p>0.186099</text:p>
          </table:table-cell>
          <table:table-cell office:value-type="float" office:value="0.1860395" calcext:value-type="float">
            <text:p>0.1860395</text:p>
          </table:table-cell>
          <table:table-cell office:value-type="float" office:value="0.5415053" calcext:value-type="float">
            <text:p>0.5415053</text:p>
          </table:table-cell>
          <table:table-cell office:value-type="float" office:value="0.0994017" calcext:value-type="float">
            <text:p>0.0994017</text:p>
          </table:table-cell>
          <table:table-cell office:value-type="float" office:value="2" calcext:value-type="float">
            <text:p>2</text:p>
          </table:table-cell>
          <table:table-cell office:value-type="float" office:value="0.264146596193314" calcext:value-type="float">
            <text:p>0.264146596193314</text:p>
          </table:table-cell>
          <table:table-cell office:value-type="float" office:value="-0.102803401648998" calcext:value-type="float">
            <text:p>-0.102803401648998</text:p>
          </table:table-cell>
          <table:table-cell office:value-type="float" office:value="0.366949997842312" calcext:value-type="float">
            <text:p>0.366949997842312</text:p>
          </table:table-cell>
          <table:table-cell office:value-type="float" office:value="0.0414157408988103" calcext:value-type="float">
            <text:p>0.0414157408988103</text:p>
          </table:table-cell>
          <table:table-cell office:value-type="float" office:value="0.122871776688735" calcext:value-type="float">
            <text:p>0.122871776688735</text:p>
          </table:table-cell>
          <table:table-cell office:value-type="float" office:value="0.0507448825985193" calcext:value-type="float">
            <text:p>0.0507448825985193</text:p>
          </table:table-cell>
          <table:table-cell office:value-type="float" office:value="0.0320865991991013" calcext:value-type="float">
            <text:p>0.0320865991991013</text:p>
          </table:table-cell>
          <table:table-cell office:value-type="float" office:value="0.018658283399418" calcext:value-type="float">
            <text:p>0.018658283399418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0:00</text:p>
          </table:table-cell>
          <table:table-cell office:value-type="float" office:value="0.0015157" calcext:value-type="float">
            <text:p>0.0015157</text:p>
          </table:table-cell>
          <table:table-cell office:value-type="float" office:value="0.185099" calcext:value-type="float">
            <text:p>0.185099</text:p>
          </table:table-cell>
          <table:table-cell office:value-type="float" office:value="0.1866148" calcext:value-type="float">
            <text:p>0.1866148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95" calcext:value-type="float">
            <text:p>0.0993995</text:p>
          </table:table-cell>
          <table:table-cell office:value-type="float" office:value="2" calcext:value-type="float">
            <text:p>2</text:p>
          </table:table-cell>
          <table:table-cell office:value-type="float" office:value="0.825739979743958" calcext:value-type="float">
            <text:p>0.825739979743958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0.926493376493454" calcext:value-type="float">
            <text:p>0.926493376493454</text:p>
          </table:table-cell>
          <table:table-cell office:value-type="float" office:value="0.0934037382132374" calcext:value-type="float">
            <text:p>0.0934037382132374</text:p>
          </table:table-cell>
          <table:table-cell office:value-type="float" office:value="0.277069323411162" calcext:value-type="float">
            <text:p>0.277069323411162</text:p>
          </table:table-cell>
          <table:table-cell office:value-type="float" office:value="0.161116875708103" calcext:value-type="float">
            <text:p>0.161116875708103</text:p>
          </table:table-cell>
          <table:table-cell office:value-type="float" office:value="0.0256906007183716" calcext:value-type="float">
            <text:p>0.0256906007183716</text:p>
          </table:table-cell>
          <table:table-cell office:value-type="float" office:value="0.135426274989732" calcext:value-type="float">
            <text:p>0.135426274989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4:35.537433963</dc:date>
    <meta:editing-duration>PT33S</meta:editing-duration>
    <meta:editing-cycles>2</meta:editing-cycles>
    <meta:document-statistic meta:table-count="1" meta:cell-count="396" meta:object-count="0"/>
  </office:meta>
</office:document-meta>
</file>